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ields" style:family="table">
      <style:table-properties style:width="7.698cm" fo:margin-left="1.069cm" table:align="left"/>
    </style:style>
    <style:style style:name="fields.A" style:family="table-column">
      <style:table-column-properties style:column-width="1.293cm"/>
    </style:style>
    <style:style style:name="fields.B" style:family="table-column">
      <style:table-column-properties style:column-width="1.199cm"/>
    </style:style>
    <style:style style:name="fields.C" style:family="table-column">
      <style:table-column-properties style:column-width="0.905cm"/>
    </style:style>
    <style:style style:name="fields.E" style:family="table-column">
      <style:table-column-properties style:column-width="3.101cm"/>
    </style:style>
    <style:style style:name="fields.A1" style:family="table-cell">
      <style:table-cell-properties fo:padding="0.097cm" fo:border-left="0.05pt solid #000000" fo:border-right="none" fo:border-top="0.05pt solid #000000" fo:border-bottom="0.05pt solid #000000"/>
    </style:style>
    <style:style style:name="fields.E1" style:family="table-cell">
      <style:table-cell-properties fo:padding="0.097cm" fo:border="0.05pt solid #000000"/>
    </style:style>
    <style:style style:name="fields.2" style:family="table-row">
      <style:table-row-properties style:min-row-height="0.423cm"/>
    </style:style>
    <style:style style:name="fields.A2" style:family="table-cell">
      <style:table-cell-properties fo:padding="0.097cm" fo:border-left="0.05pt solid #000000" fo:border-right="none" fo:border-top="none" fo:border-bottom="0.05pt solid #000000"/>
    </style:style>
    <style:style style:name="fields.E2" style:family="table-cell">
      <style:table-cell-properties fo:padding="0.097cm" fo:border-left="0.05pt solid #000000" fo:border-right="0.05pt solid #000000" fo:border-top="none" fo:border-bottom="0.05pt solid #000000"/>
    </style:style>
    <style:style style:name="fields.5" style:family="table-row">
      <style:table-row-properties style:min-row-height="0.28cm"/>
    </style:style>
    <style:style style:name="Table1" style:family="table">
      <style:table-properties style:width="7.698cm" fo:margin-left="1.069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1.1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4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8cm"/>
    </style:style>
    <style:style style:name="P1" style:family="paragraph" style:parent-style-name="Standard">
      <style:text-properties officeooo:paragraph-rsid="0015327c"/>
    </style:style>
    <style:style style:name="P2" style:family="paragraph" style:parent-style-name="Table_20_Contents">
      <style:text-properties officeooo:rsid="0010ec7d" officeooo:paragraph-rsid="0010ec7d"/>
    </style:style>
    <style:style style:name="P3" style:family="paragraph" style:parent-style-name="Table_20_Contents">
      <style:text-properties officeooo:rsid="0010ec7d" officeooo:paragraph-rsid="0015327c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size="6pt" officeooo:paragraph-rsid="0015327c" style:font-size-asian="5.25pt" style:font-size-complex="6pt"/>
    </style:style>
    <style:style style:name="P6" style:family="paragraph" style:parent-style-name="Table_20_Contents">
      <style:text-properties officeooo:paragraph-rsid="0015327c"/>
    </style:style>
    <style:style style:name="P7" style:family="paragraph" style:parent-style-name="Standard">
      <style:text-properties officeooo:paragraph-rsid="0015327c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color="#ffffff" fo:font-size="12pt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solid" draw:textarea-horizontal-align="justify" draw:textarea-vertical-align="middle" draw:auto-grow-height="false" fo:min-height="1.744cm" fo:min-width="1.69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vg:stroke-width="0.03cm" svg:stroke-color="#ffffff" draw:marker-start-width="0.441cm" draw:marker-end-width="0.441cm" draw:fill-color="#000000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textarea-horizontal-align="justify" draw:textarea-vertical-align="middle" draw:auto-grow-height="false" fo:min-height="2.556cm" fo:min-width="2.526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4" style:family="graphic">
      <style:graphic-properties svg:stroke-width="0.03cm" svg:stroke-color="#aecf00" draw:marker-start-width="0.445cm" draw:marker-end="Arrow" draw:marker-end-width="0.24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aecf00" draw:marker-start-width="0.445cm" draw:marker-end="Arrow" draw:marker-end-width="0.19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textarea-horizontal-align="justify" draw:textarea-vertical-align="middle" draw:auto-grow-height="false" fo:min-height="1.744cm" fo:min-width="2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draw:textarea-horizontal-align="justify" draw:textarea-vertical-align="middle" draw:auto-grow-height="false" fo:min-height="2.558cm" fo:min-width="2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elds" table:style-name="fields">
        <table:table-column table:style-name="fields.A"/>
        <table:table-column table:style-name="fields.B"/>
        <table:table-column table:style-name="fields.C"/>
        <table:table-column table:style-name="fields.B"/>
        <table:table-column table:style-name="fields.E"/>
        <table:table-row>
          <table:table-cell table:style-name="fields.A1" office:value-type="string">
            <text:p text:style-name="P2">fname</text:p>
          </table:table-cell>
          <table:table-cell table:style-name="fields.A1" office:value-type="string">
            <text:p text:style-name="P2">dtype</text:p>
          </table:table-cell>
          <table:table-cell table:style-name="fields.A1" office:value-type="string">
            <text:p text:style-name="P2">size</text:p>
          </table:table-cell>
          <table:table-cell table:style-name="fields.A1" office:value-type="string">
            <text:p text:style-name="P2">offset</text:p>
          </table:table-cell>
          <table:table-cell table:style-name="fields.E1" office:value-type="string">
            <text:p text:style-name="P2">nested_str_name</text:p>
          </table:table-cell>
        </table:table-row>
        <table:table-row table:style-name="fields.2">
          <table:table-cell table:style-name="fields.A2" office:value-type="string">
            <text:p text:style-name="P4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  <table:table-row table:style-name="fields.5">
          <table:table-cell table:style-name="fields.A2" office:value-type="string">
            <text:p text:style-name="Table_20_Contents"><draw:line text:anchor-type="paragraph" draw:z-index="2" draw:name="Shape2" draw:style-name="gr2" draw:text-style-name="P8" svg:x1="15.157cm" svg:y1="-0.295cm" svg:x2="16.856cm" svg:y2="-0.295cm"><text:p/></draw:line><draw:line text:anchor-type="paragraph" draw:z-index="7" draw:name="Shape2" draw:style-name="gr2" draw:text-style-name="P9" svg:x1="10.015cm" svg:y1="-1.309cm" svg:x2="13.037cm" svg:y2="-1.309cm"><text:p/></draw:line><draw:line text:anchor-type="paragraph" draw:z-index="8" draw:name="Shape2" draw:style-name="gr2" draw:text-style-name="P9" svg:x1="10.003cm" svg:y1="-0.848cm" svg:x2="13.025cm" svg:y2="-0.848cm"><text:p/></draw:line><draw:line text:anchor-type="paragraph" draw:z-index="9" draw:name="Shape2" draw:style-name="gr2" draw:text-style-name="P9" svg:x1="9.943cm" svg:y1="-0.356cm" svg:x2="12.965cm" svg:y2="-0.356cm"><text:p/></draw:line><draw:line text:anchor-type="paragraph" draw:z-index="13" draw:name="Shape3" draw:style-name="gr4" draw:text-style-name="P10" svg:x1="10.965cm" svg:y1="-0.03cm" svg:x2="7.631cm" svg:y2="-2.492cm"><text:p/></draw:line><draw:line text:anchor-type="paragraph" draw:z-index="15" draw:name="Shape3" draw:style-name="gr4" draw:text-style-name="P10" svg:x1="15.564cm" svg:y1="-0.356cm" svg:x2="12.772cm" svg:y2="-1.822cm"><text:p/></draw:line><draw:path text:anchor-type="paragraph" draw:z-index="16" draw:name="Shape4" draw:style-name="gr5" draw:text-style-name="P10" svg:width="3.474cm" svg:height="2.134cm" draw:transform="rotate (-0.760963553869529) translate (11.6981111122187cm -1.54163889005195cm)" svg:viewBox="0 0 3475 2135" svg:d="M0 0c3571 0 3475 2135 3475 2135"><text:p/></draw:path><draw:frame draw:style-name="fr1" draw:name="Frame1" text:anchor-type="paragraph" svg:x="10.245cm" svg:y="-2.133cm" svg:width="2.531cm" draw:z-index="3"><draw:text-box fo:min-height="3.397cm"><text:p text:style-name="Caption"><draw:custom-shape text:anchor-type="paragraph" draw:z-index="4" draw:name="Shape1" draw:style-name="gr3" svg:width="2.527cm" svg:height="2.557cm" svg:x="0.002cm" svg:y="0cm"><svg:title>struct_db_rec_t</svg:title><svg:desc>stru</svg:desc><text:p><text:tab/><text:span text:style-name="T1">next</text:span></text:p><text:p><text:span text:style-name="T1"><text:tab/></text:span><text:span text:style-name="T1">ds_size</text:span></text:p><text:p><text:span text:style-name="T1"><text:tab/></text:span><text:span text:style-name="T1">n_fields</text:span></text:p><text:p><text:span text:style-name="T1"><text:tab/></text:span><text:span text:style-name="T1">fields</text:span></text:p><draw:enhanced-geometry svg:viewBox="0 0 21600 21600" draw:mirror-horizontal="false" draw:mirror-vertical="false" draw:type="rectangle" draw:enhanced-path="M 0 0 L 21600 0 21600 21600 0 21600 0 0 Z N"/></draw:custom-shape>struct_db_rec_t</text:p></draw:text-box></draw:frame><draw:frame draw:style-name="fr1" draw:name="Frame3" text:anchor-type="paragraph" svg:x="15.157cm" svg:y="-1.199cm" svg:width="1.704cm" draw:z-index="0"><draw:text-box fo:min-height="1.75cm"><text:p text:style-name="Caption"><draw:custom-shape text:anchor-type="paragraph" draw:z-index="1" draw:name="Shape1" draw:style-name="gr1" svg:width="1.699cm" svg:height="1.745cm" svg:x="0.002cm" svg:y="0cm"><text:p><text:s text:c="3"/><text:span text:style-name="T1">head</text:span></text:p><text:p><text:s text:c="3"/><text:span text:style-name="T1">count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9" draw:name="Shape2" draw:style-name="gr2" draw:text-style-name="P8" svg:x1="6.634cm" svg:y1="7.687cm" svg:x2="9.737cm" svg:y2="7.669cm"><text:p/></draw:line>struct_db_t</text:p></draw:text-box></draw:frame></text:p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A2" office:value-type="string">
            <text:p text:style-name="Table_20_Contents"/>
          </table:table-cell>
          <table:table-cell table:style-name="fields.E2" office:value-type="string">
            <text:p text:style-name="Table_20_Contents"/>
          </table:table-cell>
        </table:table-row>
      </table:table>
      <text:p text:style-name="P1"><draw:line text:anchor-type="paragraph" draw:z-index="12" draw:name="Shape2" draw:style-name="gr2" draw:text-style-name="P9" svg:x1="11.382cm" svg:y1="2.369cm" svg:x2="14.404cm" svg:y2="2.369cm"><text:p/></draw:line> <text:s text:c="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3"><draw:line text:anchor-type="paragraph" draw:z-index="10" draw:name="Shape2" draw:style-name="gr2" draw:text-style-name="P9" svg:x1="9.721cm" svg:y1="1.372cm" svg:x2="12.743cm" svg:y2="1.372cm"><text:p/></draw:line><draw:line text:anchor-type="paragraph" draw:z-index="11" draw:name="Shape2" draw:style-name="gr2" draw:text-style-name="P9" svg:x1="9.975cm" svg:y1="2.307cm" svg:x2="12.997cm" svg:y2="2.307cm"><text:p/></draw:line><draw:line text:anchor-type="paragraph" draw:z-index="14" draw:name="Shape3" draw:style-name="gr4" draw:text-style-name="P10" svg:x1="10.889cm" svg:y1="2.704cm" svg:x2="7.555cm" svg:y2="0.242cm"><text:p/></draw:line><draw:frame draw:style-name="fr1" draw:name="Frame2" text:anchor-type="paragraph" svg:x="10.216cm" svg:y="0.527cm" svg:width="2.531cm" draw:z-index="5"><draw:text-box fo:min-height="2.561cm"><text:p text:style-name="Caption"><draw:custom-shape text:anchor-type="paragraph" draw:z-index="6" draw:name="Shape1" draw:style-name="gr3" svg:width="2.527cm" svg:height="2.557cm" svg:x="0.002cm" svg:y="0cm"><text:p><text:tab/><text:span text:style-name="T1">next=null</text:span></text:p><text:p><text:span text:style-name="T1"><text:tab/></text:span><text:span text:style-name="T1">ds_size</text:span></text:p><text:p><text:span text:style-name="T1"><text:tab/></text:span><text:span text:style-name="T1">n_fields</text:span></text:p><text:p><text:span text:style-name="T1"><text:tab/></text:span><text:span text:style-name="T1">fields</text:span></text:p><draw:enhanced-geometry svg:viewBox="0 0 21600 21600" draw:mirror-horizontal="false" draw:mirror-vertical="false" draw:type="rectangle" draw:enhanced-path="M 0 0 L 21600 0 21600 21600 0 21600 0 0 Z N"/></draw:custom-shape>stuct_db_rec_t</text:p></draw:text-box></draw:frame><draw:line text:anchor-type="paragraph" draw:z-index="33" draw:name="Shape3" draw:style-name="gr4" draw:text-style-name="P10" svg:x1="16.453cm" svg:y1="4.534cm" svg:x2="16.03cm" svg:y2="0.347cm"><text:p/></draw:line>fname</text:p>
          </table:table-cell>
          <table:table-cell table:style-name="Table1.A1" office:value-type="string">
            <text:p text:style-name="P3">dtype</text:p>
          </table:table-cell>
          <table:table-cell table:style-name="Table1.A1" office:value-type="string">
            <text:p text:style-name="P3">size</text:p>
          </table:table-cell>
          <table:table-cell table:style-name="Table1.A1" office:value-type="string">
            <text:p text:style-name="P3">offset</text:p>
          </table:table-cell>
          <table:table-cell table:style-name="Table1.E1" office:value-type="string">
            <text:p text:style-name="P3">nested_str_name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5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1"/>
      <text:p text:style-name="P1"><draw:frame draw:style-name="fr2" draw:name="Frame4" text:anchor-type="paragraph" svg:x="15.894cm" svg:y="0.448cm" svg:width="2.397cm" draw:z-index="17"><draw:text-box fo:min-height="1.75cm"><text:p text:style-name="Caption"><draw:custom-shape text:anchor-type="paragraph" draw:z-index="18" draw:name="Shape1" draw:style-name="gr6" svg:width="2.393cm" svg:height="1.745cm" svg:x="0.002cm" svg:y="0cm"><text:p><text:s text:c="3"/><text:span text:style-name="T1">struct_db</text:span></text:p><text:p><text:s text:c="3"/><text:span text:style-name="T1">head</text:span></text:p><text:p><text:span text:style-name="T1"><text:s text:c="3"/></text:span><text:span text:style-name="T1">count</text:span></text:p><draw:enhanced-geometry svg:viewBox="0 0 21600 21600" draw:mirror-horizontal="false" draw:mirror-vertical="false" draw:type="rectangle" draw:enhanced-path="M 0 0 L 21600 0 21600 21600 0 21600 0 0 Z N"/></draw:custom-shape>object_db_t</text:p></draw:text-box></draw:frame><draw:frame draw:style-name="fr2" draw:name="Frame5" text:anchor-type="paragraph" svg:x="11.412cm" svg:y="1.076cm" svg:width="2.875cm" draw:z-index="21"><draw:text-box fo:min-height="2.563cm"><text:p text:style-name="Caption"><draw:custom-shape text:anchor-type="paragraph" draw:z-index="22" draw:name="Shape1" draw:style-name="gr7" draw:text-style-name="P11" svg:width="2.871cm" svg:height="2.558cm" svg:x="0.002cm" svg:y="0cm"><text:p><text:span text:style-name="T2"><text:tab/></text:span><text:span text:style-name="T3">next</text:span></text:p><text:p><text:span text:style-name="T3"><text:tab/></text:span><text:span text:style-name="T3">ptr</text:span></text:p><text:p><text:span text:style-name="T3"><text:tab/></text:span><text:span text:style-name="T3">units</text:span></text:p><text:p><text:span text:style-name="T3"><text:tab/></text:span><text:span text:style-name="T3">struct_rec</text:span></text:p><draw:enhanced-geometry svg:viewBox="0 0 21600 21600" draw:mirror-horizontal="false" draw:mirror-vertical="false" draw:type="rectangle" draw:enhanced-path="M 0 0 L 21600 0 21600 21600 0 21600 0 0 Z N"/></draw:custom-shape><draw:frame draw:style-name="fr2" draw:name="Frame6" text:anchor-type="paragraph" svg:x="-7.073cm" svg:y="-0.171cm" svg:width="2.875cm" draw:z-index="26"><draw:text-box fo:min-height="2.563cm"><text:p text:style-name="Caption"><draw:custom-shape text:anchor-type="paragraph" draw:z-index="27" draw:name="Shape1" draw:style-name="gr7" draw:text-style-name="P11" svg:width="2.871cm" svg:height="2.558cm" svg:x="0.002cm" svg:y="0cm"><text:p><text:span text:style-name="T2"><text:tab/></text:span><text:span text:style-name="T3">next</text:span></text:p><text:p><text:span text:style-name="T3"><text:tab/></text:span><text:span text:style-name="T3">ptr</text:span></text:p><text:p><text:span text:style-name="T3"><text:tab/></text:span><text:span text:style-name="T3">units</text:span></text:p><text:p><text:span text:style-name="T3"><text:tab/></text:span><text:span text:style-name="T3">struct_rec</text:span></text:p><draw:enhanced-geometry svg:viewBox="0 0 21600 21600" draw:mirror-horizontal="false" draw:mirror-vertical="false" draw:type="rectangle" draw:enhanced-path="M 0 0 L 21600 0 21600 21600 0 21600 0 0 Z N"/></draw:custom-shape>object_db_rec_t</text:p></draw:text-box></draw:frame><draw:line text:anchor-type="paragraph" draw:z-index="28" draw:name="Shape2" draw:style-name="gr2" draw:text-style-name="P9" svg:x1="-7.074cm" svg:y1="0.707cm" svg:x2="-4.052cm" svg:y2="0.707cm"><text:p/></draw:line>object_db_rec_t</text:p></draw:text-box></draw:frame><draw:line text:anchor-type="paragraph" draw:z-index="20" draw:name="Shape2" draw:style-name="gr2" draw:text-style-name="P8" svg:x1="15.33cm" svg:y1="1.048cm" svg:x2="18.433cm" svg:y2="1.03cm"><text:p/></draw:line><draw:line text:anchor-type="paragraph" draw:z-index="23" draw:name="Shape2" draw:style-name="gr2" draw:text-style-name="P9" svg:x1="11.412cm" svg:y1="1.877cm" svg:x2="14.434cm" svg:y2="1.877cm"><text:p/></draw:line><draw:line text:anchor-type="paragraph" draw:z-index="24" draw:name="Shape2" draw:style-name="gr2" draw:text-style-name="P9" svg:x1="11.26cm" svg:y1="2.857cm" svg:x2="14.282cm" svg:y2="2.857cm"><text:p/></draw:line><draw:line text:anchor-type="paragraph" draw:z-index="25" draw:name="Shape2" draw:style-name="gr2" draw:text-style-name="P9" svg:x1="11.412cm" svg:y1="2.406cm" svg:x2="14.434cm" svg:y2="2.406cm"><text:p/></draw:line><draw:line text:anchor-type="paragraph" draw:z-index="29" draw:name="Shape2" draw:style-name="gr2" draw:text-style-name="P9" svg:x1="4.339cm" svg:y1="2.778cm" svg:x2="7.361cm" svg:y2="2.778cm"><text:p/></draw:line><draw:line text:anchor-type="paragraph" draw:z-index="30" draw:name="Shape2" draw:style-name="gr2" draw:text-style-name="P9" svg:x1="4.339cm" svg:y1="2.279cm" svg:x2="7.361cm" svg:y2="2.279cm"><text:p/></draw:line><draw:line text:anchor-type="paragraph" draw:z-index="31" draw:name="Shape3" draw:style-name="gr4" draw:text-style-name="P10" svg:x1="12.162cm" svg:y1="1.656cm" svg:x2="7.213cm" svg:y2="1.936cm"><text:p/></draw:line><draw:line text:anchor-type="paragraph" draw:z-index="32" draw:name="Shape3" draw:style-name="gr4" draw:text-style-name="P12" svg:x1="16.42cm" svg:y1="1.419cm" svg:x2="14.286cm" svg:y2="2.017cm"><text:p/></draw:line></text:p>
      <text:p text:style-name="P1"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5:37:39.675124649</meta:creation-date>
    <dc:date>2020-03-19T16:53:36.030163728</dc:date>
    <meta:editing-duration>PT54M34S</meta:editing-duration>
    <meta:editing-cycles>13</meta:editing-cycles>
    <meta:generator>LibreOffice/5.1.6.2$Linux_X86_64 LibreOffice_project/10m0$Build-2</meta:generator>
    <meta:document-statistic meta:table-count="2" meta:image-count="0" meta:object-count="0" meta:page-count="1" meta:paragraph-count="19" meta:word-count="16" meta:character-count="315" meta:non-whitespace-character-count="151"/>
  </office:meta>
</office:document-meta>
</file>